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70000004E10C2AB8C.png" manifest:media-type="image/png"/>
  <manifest:file-entry manifest:full-path="Pictures/10001DB1000017DA0000080A21F27D1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0pt" officeooo:rsid="001e0856" officeooo:paragraph-rsid="001e0856" style:font-size-asian="60pt" style:font-size-complex="6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 Copy 1" text:anchor-type="char" svg:x="0.0346in" svg:y="0.0693in" svg:width="4.5807in" svg:height="1.5437in" draw:z-index="0"><draw:image xlink:href="Pictures/10001DB1000017DA0000080A21F27D17.svg" xlink:type="simple" xlink:show="embed" xlink:actuate="onLoad" draw:mime-type="image/svg+xml"/><draw:image xlink:href="Pictures/10000001000000E70000004E10C2AB8C.png" xlink:type="simple" xlink:show="embed" xlink:actuate="onLoad" draw:mime-type="image/png"/></draw:frame><text:s/></text:p>
      <text:p text:style-name="P1">Open</text:p>
      <text:p text:style-name="P1">Science</text:p>
      <text:p text:style-name="P1">Community</text:p>
      <text:p text:style-name="P1">Uppsala</text:p>
      <text:p text:style-name="P1"><draw:frame draw:style-name="fr1" draw:name="Image1 Copy 1 Copy 1" text:anchor-type="char" svg:x="0.0346in" svg:y="0.0693in" svg:width="4.5807in" svg:height="1.5437in" draw:z-index="1"><draw:image xlink:href="Pictures/10001DB1000017DA0000080A21F27D17.svg" xlink:type="simple" xlink:show="embed" xlink:actuate="onLoad" draw:mime-type="image/svg+xml"/><draw:image xlink:href="Pictures/10000001000000E70000004E10C2AB8C.png" xlink:type="simple" xlink:show="embed" xlink:actuate="onLoad" draw:mime-type="image/png"/></draw:frame><text:s/></text:p>
      <text:p text:style-name="P1">Open</text:p>
      <text:p text:style-name="P1">Science</text:p>
      <text:p text:style-name="P1">Community</text:p>
      <text:p text:style-name="P1">Uppsa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01:16.371440524</meta:creation-date>
    <meta:print-date>2025-02-13T14:04:45.598329749</meta:print-date>
    <dc:date>2025-02-13T14:06:36.379314051</dc:date>
    <meta:editing-duration>PT5M21S</meta:editing-duration>
    <meta:editing-cycles>1</meta:editing-cycles>
    <meta:document-statistic meta:table-count="0" meta:image-count="2" meta:object-count="0" meta:page-count="1" meta:paragraph-count="10" meta:word-count="8" meta:character-count="56" meta:non-whitespace-character-count="54"/>
    <meta:generator>LibreOffice/24.8.4.2$Linux_X86_64 LibreOffice_project/3e97788786b20d724e2ed0ea7a111abce73cab63</meta:generator>
  </office:meta>
</office:document-meta>
</file>